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7.1702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0.2658333333333cm"/>
    </style:style>
    <style:style style:name="co4" style:family="table-column">
      <style:table-column-properties fo:break-before="auto" style:column-width="5.39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Time (h)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Author</text:p>
          </table:table-cell>
          <table:table-cell table:number-columns-repeated="16380"/>
        </table:table-row>
        <table:table-row table:style-name="ro1">
          <table:table-cell office:value-type="date" office:date-value="2019-12-02T00:00:00" table:style-name="ce2">
            <text:p>12/2/20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ayout design, Base converter and Base tables</text:p>
          </table:table-cell>
          <table:table-cell office:value-type="string" table:style-name="ce1">
            <text:p>Kurkela</text:p>
          </table:table-cell>
          <table:table-cell table:number-columns-repeated="16380"/>
        </table:table-row>
        <table:table-row table:style-name="ro1">
          <table:table-cell office:value-type="date" office:date-value="2019-12-03T00:00:00" table:style-name="ce2">
            <text:p>12/3/201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Layout design, Boolean tables and Combinatorics</text:p>
          </table:table-cell>
          <table:table-cell office:value-type="string" table:style-name="ce1">
            <text:p>Kurkela</text:p>
          </table:table-cell>
          <table:table-cell table:number-columns-repeated="16380"/>
        </table:table-row>
        <table:table-row table:style-name="ro1">
          <table:table-cell office:value-type="date" office:date-value="2019-12-04T00:00:00" table:style-name="ce2">
            <text:p>12/4/20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yout design, Random Number Generator</text:p>
          </table:table-cell>
          <table:table-cell office:value-type="string" table:style-name="ce1">
            <text:p>Kurkela</text:p>
          </table:table-cell>
          <table:table-cell table:number-columns-repeated="16380"/>
        </table:table-row>
        <table:table-row table:style-name="ro1">
          <table:table-cell office:value-type="date" office:date-value="2019-12-05T00:00:00" table:style-name="ce2">
            <text:p>12/5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06T00:00:00" table:style-name="ce2">
            <text:p>12/6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07T00:00:00" table:style-name="ce2">
            <text:p>12/7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08T00:00:00" table:style-name="ce2">
            <text:p>12/8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09T00:00:00" table:style-name="ce2">
            <text:p>12/9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10T00:00:00" table:style-name="ce2">
            <text:p>12/10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11T00:00:00" table:style-name="ce2">
            <text:p>12/11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12T00:00:00" table:style-name="ce2">
            <text:p>12/12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13T00:00:00" table:style-name="ce2">
            <text:p>12/13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14T00:00:00" table:style-name="ce2">
            <text:p>12/14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15T00:00:00" table:style-name="ce2">
            <text:p>12/15/2019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19-12-16T00:00:00" table:style-name="ce2">
            <text:p>12/16/20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I rework, navigation, project folder structure</text:p>
          </table:table-cell>
          <table:table-cell office:value-type="string" table:style-name="ce1">
            <text:p>P.T.</text:p>
          </table:table-cell>
          <table:table-cell table:number-columns-repeated="16380"/>
        </table:table-row>
        <table:table-row table:style-name="ro1">
          <table:table-cell office:value-type="date" office:date-value="2019-12-17T00:00:00" table:style-name="ce2">
            <text:p>12/17/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I animations</text:p>
          </table:table-cell>
          <table:table-cell office:value-type="string" table:style-name="ce1">
            <text:p>P.T.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12/17/2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all UI changes</text:p>
          </table:table-cell>
          <table:table-cell office:value-type="string" table:style-name="ce1">
            <text:p>Myllylä</text:p>
          </table:table-cell>
          <table:table-cell table:number-columns-repeated="16380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Henrik Kurkela</meta:initial-creator>
    <dc:creator>PEKKA</dc:creator>
    <meta:creation-date>2015-06-05T18:19:34Z</meta:creation-date>
    <dc:date>2019-12-17T17:16:38Z</dc:date>
    <meta:editing-cycles>3</meta:editing-cycles>
    <meta:editing-duration>PT195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